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S Mincho" svg:font-family="'MS Mincho', 'MS ??'" style:font-family-generic="moder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9.9425in"/>
    </style:style>
    <style:style style:name="co4" style:family="table-column">
      <style:table-column-properties fo:break-before="auto" style:column-width="1.7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Wingdings" fo:font-size="12pt" fo:language="en" fo:country="US" style:font-name-asian="Times New Roman" style:font-size-asian="12pt" style:language-asian="ar" style:country-asian="SA" style:font-name-complex="MS Mincho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2">
          <table:table-cell table:style-name="ce1" office:value-type="string">
            <text:p>Login as guest (password is guest123)</text:p>
          </table:table-cell>
          <table:table-cell office:value-type="string">
            <text:p>su o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Find the present Directory </text:p>
          </table:table-cell>
          <table:table-cell office:value-type="string">
            <text:p>pwd</text:p>
          </table:table-cell>
          <table:table-cell table:number-columns-repeated="4"/>
        </table:table-row>
        <table:table-row table:style-name="ro2">
          <table:table-cell table:style-name="ce1" office:value-type="string">
            <text:p>Write the / directory structure</text:p>
          </table:table-cell>
          <table:table-cell office:value-type="string">
            <text:p>tree</text:p>
          </table:table-cell>
          <table:table-cell table:number-columns-repeated="4"/>
        </table:table-row>
        <table:table-row table:style-name="ro2">
          <table:table-cell table:style-name="ce1" office:value-type="string">
            <text:p>Write a few commands available in /bin and /sbin directory</text:p>
          </table:table-cell>
          <table:table-cell office:value-type="string">
            <text:p>cd </text:p>
          </table:table-cell>
          <table:table-cell office:value-type="string">
            <text:p>Cd ../..</text:p>
          </table:table-cell>
          <table:table-cell office:value-type="string">
            <text:p>cd bin/ $ls</text:p>
          </table:table-cell>
          <table:table-cell office:value-type="string">
            <text:p>cd sbin/ $ls</text:p>
          </table:table-cell>
          <table:table-cell/>
        </table:table-row>
        <table:table-row table:style-name="ro2">
          <table:table-cell table:style-name="ce1" office:value-type="string">
            <text:p>Find the guest directory</text:p>
          </table:table-cell>
          <table:table-cell office:value-type="string">
            <text:p>locate guest | grep /guest$</text:p>
          </table:table-cell>
          <table:table-cell table:number-columns-repeated="3"/>
          <table:table-cell office:value-type="string">
            <text:p>usr/share/locale/os</text:p>
          </table:table-cell>
        </table:table-row>
        <table:table-row table:style-name="ro2">
          <table:table-cell table:style-name="ce1" office:value-type="string">
            <text:p>Write the permissions of guest directory</text:p>
          </table:table-cell>
          <table:table-cell office:value-type="string">
            <text:p>ls -la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reate a new Directory test in guest directory</text:p>
          </table:table-cell>
          <table:table-cell office:value-type="string">
            <text:p>mkdir tes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Write the permissions of test directory</text:p>
          </table:table-cell>
          <table:table-cell office:value-type="string">
            <text:p>$cd test</text:p>
          </table:table-cell>
          <table:table-cell office:value-type="string">
            <text:p>$ls -la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opy the file /etc/resolv.conf in test directory</text:p>
          </table:table-cell>
          <table:table-cell office:value-type="string">
            <text:p>cp /etc/resolv.conf tes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Rename the test directory to testing</text:p>
          </table:table-cell>
          <table:table-cell office:value-type="string">
            <text:p>mv /home/os/test /home/os/testing</text:p>
          </table:table-cell>
          <table:table-cell table:number-columns-repeated="4"/>
        </table:table-row>
        <table:table-row table:style-name="ro2">
          <table:table-cell table:style-name="ce1" office:value-type="string">
            <text:p>Delete the testing directory</text:p>
          </table:table-cell>
          <table:table-cell office:value-type="string">
            <text:p>rm -rf /home/os/testing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hange the permissions of guest directory to 775</text:p>
          </table:table-cell>
          <table:table-cell office:value-type="string">
            <text:p>Chmod 775 os</text:p>
          </table:table-cell>
          <table:table-cell table:number-columns-repeated="4"/>
        </table:table-row>
        <table:table-row table:style-name="ro3">
          <table:table-cell table:style-name="ce1" office:value-type="string">
            <text:p>Change the permissions of /tmp directory to 700</text:p>
          </table:table-cell>
          <table:table-cell office:value-type="string">
            <text:p>Chmod 700 /tmp</text:p>
          </table:table-cell>
          <table:table-cell table:number-columns-repeated="4"/>
        </table:table-row>
        <table:table-row table:style-name="ro2">
          <table:table-cell table:style-name="ce1" office:value-type="string">
            <text:p>Login as root user </text:p>
          </table:table-cell>
          <table:table-cell office:value-type="string">
            <text:p>su -sr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hange the permissions of guest directory to 700</text:p>
          </table:table-cell>
          <table:table-cell office:value-type="string">
            <text:p>sudo chmod 700 /home/o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The location of kernel files in Unix File System is /boot and by looking at the kernel file, write the kernel version you are using in your system.</text:p>
          </table:table-cell>
          <table:table-cell office:value-type="string">
            <text:p>uname -r</text:p>
          </table:table-cell>
          <table:table-cell table:number-columns-repeated="4"/>
        </table:table-row>
        <table:table-row table:style-name="ro2">
          <table:table-cell table:style-name="ce1" office:value-type="string">
            <text:p>Login as guest</text:p>
          </table:table-cell>
          <table:table-cell office:value-type="string">
            <text:p>su os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hange directory to /</text:p>
          </table:table-cell>
          <table:table-cell office:value-type="string">
            <text:p>cd /</text:p>
          </table:table-cell>
          <table:table-cell table:number-columns-repeated="4"/>
        </table:table-row>
        <table:table-row table:style-name="ro2">
          <table:table-cell table:style-name="ce1" office:value-type="string">
            <text:p>List the contents of /home directory</text:p>
          </table:table-cell>
          <table:table-cell office:value-type="string">
            <text:p>ls /home</text:p>
          </table:table-cell>
          <table:table-cell table:number-columns-repeated="4"/>
        </table:table-row>
        <table:table-row table:style-name="ro2">
          <table:table-cell table:style-name="ce1" office:value-type="string">
            <text:p>Find the group to which guest belongs</text:p>
          </table:table-cell>
          <table:table-cell office:value-type="string">
            <text:p>groups</text:p>
          </table:table-cell>
          <table:table-cell table:number-columns-repeated="4"/>
        </table:table-row>
        <table:table-row table:style-name="ro3">
          <table:table-cell table:style-name="ce1" office:value-type="string">
            <text:p>Create a file sidbi in the home area of guest (hint: use touch command)</text:p>
          </table:table-cell>
          <table:table-cell office:value-type="string">
            <text:p>touch sidbi</text:p>
          </table:table-cell>
          <table:table-cell table:number-columns-repeated="4"/>
        </table:table-row>
        <table:table-row table:style-name="ro3">
          <table:table-cell table:style-name="ce1" office:value-type="string">
            <text:p>Find the permissions of the file sidbi</text:p>
          </table:table-cell>
          <table:table-cell office:value-type="string">
            <text:p>ls -la sidbi</text:p>
          </table:table-cell>
          <table:table-cell table:number-columns-repeated="4"/>
        </table:table-row>
        <table:table-row table:style-name="ro3">
          <table:table-cell table:style-name="ce1" office:value-type="string">
            <text:p>Find the inode number of file sidbi (hint: ls –li)</text:p>
          </table:table-cell>
          <table:table-cell office:value-type="string">
            <text:p>ls -i /home/os/sidbi</text:p>
          </table:table-cell>
          <table:table-cell table:number-columns-repeated="4"/>
        </table:table-row>
        <table:table-row table:style-name="ro3">
          <table:table-cell table:style-name="ce1" office:value-type="string">
            <text:p>Copy the file sidbi to sidbi1</text:p>
          </table:table-cell>
          <table:table-cell office:value-type="string">
            <text:p>cp sidbi sidbi1</text:p>
          </table:table-cell>
          <table:table-cell table:number-columns-repeated="4"/>
        </table:table-row>
        <table:table-row table:style-name="ro3">
          <table:table-cell table:style-name="ce1" office:value-type="string">
            <text:p>Find the inode number of file sidbi1 (hint: ls –li)</text:p>
          </table:table-cell>
          <table:table-cell office:value-type="string">
            <text:p>ls -i /home/os/sidbi1 </text:p>
          </table:table-cell>
          <table:table-cell table:number-columns-repeated="4"/>
        </table:table-row>
        <table:table-row table:style-name="ro3">
          <table:table-cell table:style-name="ce1" office:value-type="string">
            <text:p>Move the file sidbi to sidbi2</text:p>
          </table:table-cell>
          <table:table-cell office:value-type="string">
            <text:p>mv sidbi sidbi2</text:p>
          </table:table-cell>
          <table:table-cell table:number-columns-repeated="4"/>
        </table:table-row>
        <table:table-row table:style-name="ro3">
          <table:table-cell table:style-name="ce1" office:value-type="string">
            <text:p>Find the inode number of file sidbi2 (hint: ls –li)</text:p>
          </table:table-cell>
          <table:table-cell office:value-type="string">
            <text:p>ls -li /home/os/sidbi2</text:p>
          </table:table-cell>
          <table:table-cell table:number-columns-repeated="4"/>
        </table:table-row>
        <table:table-row table:style-name="ro3">
          <table:table-cell table:style-name="ce1" office:value-type="string">
            <text:p>Move sidbi2 to sidbi</text:p>
          </table:table-cell>
          <table:table-cell office:value-type="string">
            <text:p>mv sidbi2 sidbi</text:p>
          </table:table-cell>
          <table:table-cell table:number-columns-repeated="4"/>
        </table:table-row>
        <table:table-row table:style-name="ro2">
          <table:table-cell table:style-name="ce1" office:value-type="string">
            <text:p>Login as root</text:p>
          </table:table-cell>
          <table:table-cell table:number-columns-repeated="5"/>
        </table:table-row>
        <table:table-row table:style-name="ro5">
          <table:table-cell table:style-name="ce2" office:value-type="string">
            <text:p>Create a new user guest1 with same group as guest (hint: use GUI tool Applications<text:span text:style-name="T1"></text:span>System Settings<text:span text:style-name="T1"></text:span> Users and Groups)[More on this later in the course]</text:p>
          </table:table-cell>
          <table:table-cell table:number-columns-repeated="5"/>
        </table:table-row>
        <table:table-row table:style-name="ro5">
          <table:table-cell table:style-name="ce2" office:value-type="string">
            <text:p>Create a new user guest2 with a different group than the group of guest (hint: use GUI tool Applications<text:span text:style-name="T1"></text:span>System Settings<text:span text:style-name="T1"></text:span> Users and Groups)</text:p>
          </table:table-cell>
          <table:table-cell table:number-columns-repeated="5"/>
        </table:table-row>
        <table:table-row table:style-name="ro2">
          <table:table-cell table:style-name="ce1" office:value-type="string">
            <text:p>Find, what permissions should the file sidbi have, so that both guest1 and guest2 can write into this file.</text:p>
          </table:table-cell>
          <table:table-cell table:number-columns-repeated="5"/>
        </table:table-row>
        <table:table-row table:style-name="ro2">
          <table:table-cell table:style-name="ce1"/>
          <table:table-cell table:number-columns-repeated="5"/>
        </table:table-row>
        <table:table-row table:style-name="ro2">
          <table:table-cell table:style-name="ce1" office:value-type="string">
            <text:p>Home work : <text:s/>Linux installation <text:s/>step by step . Prefer manual installation to get deep understanding. </text:p>
          </table:table-cell>
          <table:table-cell table:number-columns-repeated="5"/>
        </table:table-row>
        <table:table-row table:style-name="ro2">
          <table:table-cell table:style-name="ce1"/>
          <table:table-cell table:number-columns-repeated="5"/>
        </table:table-row>
        <table:table-row table:style-name="ro2">
          <table:table-cell table:style-name="ce1" office:value-type="string">
            <text:p>Guest login is presumed. Students may work in their individual logins. </text:p>
          </table:table-cell>
          <table:table-cell table:number-columns-repeated="5"/>
        </table:table-row>
        <table:table-row table:style-name="ro2">
          <table:table-cell table:style-name="ce1" office:value-type="string">
            <text:p>Step 29 to 32 are based on your student access rights policy. Otherwise it may be followed on your personal laptops.</text:p>
          </table:table-cell>
          <table:table-cell table:number-columns-repeated="5"/>
        </table:table-row>
        <table:table-row table:style-name="ro6" table:number-rows-repeated="1048538">
          <table:table-cell table:number-columns-repeated="6"/>
        </table:table-row>
        <table:table-row table:style-name="ro6">
          <table:table-cell table:number-columns-repeated="6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MS Mincho" svg:font-family="'MS Mincho', 'MS ??'" style:font-family-generic="modern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s </meta:initial-creator>
    <meta:creation-date>2015-01-16T15:17:47</meta:creation-date>
    <dc:date>2015-01-16T16:51:41</dc:date>
    <dc:creator>srs </dc:creator>
    <meta:editing-duration>PT2M19S</meta:editing-duration>
    <meta:editing-cycles>2</meta:editing-cycles>
    <meta:generator>LibreOffice/3.5$Linux_X86_64 LibreOffice_project/350m1$Build-2</meta:generator>
    <meta:document-statistic meta:table-count="3" meta:cell-count="68" meta:object-count="0"/>
  </office:meta>
</office:document-meta>
</file>